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fo:margin-left="0.0049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813in" fo:keep-together="auto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4167in" fo:keep-together="auto"/>
    </style:style>
    <style:style style:name="P1" style:family="paragraph" style:parent-style-name="Standard">
      <style:text-properties officeooo:paragraph-rsid="001b0d0a"/>
    </style:style>
    <style:style style:name="P2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b0d0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4c8f4" officeooo:paragraph-rsid="0024c8f4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58878" officeooo:paragraph-rsid="00258878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f0f61" officeooo:paragraph-rsid="001f0f6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04490" officeooo:paragraph-rsid="00204490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b2cc1" officeooo:paragraph-rsid="002762c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833bd" officeooo:paragraph-rsid="002833bd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Heading_20_2" style:master-page-name="Standard">
      <style:paragraph-properties style:page-number="1"/>
      <style:text-properties officeooo:rsid="001b2cc1" officeooo:paragraph-rsid="001b2cc1"/>
    </style:style>
    <style:style style:name="T1" style:family="text">
      <style:text-properties officeooo:rsid="0023bfcf"/>
    </style:style>
    <style:style style:name="T2" style:family="text">
      <style:text-properties officeooo:rsid="0024c8f4"/>
    </style:style>
    <style:style style:name="T3" style:family="text">
      <style:text-properties officeooo:rsid="002588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Use case: <text:span text:style-name="T2">Completare Sarcina</text:span></text:h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ID and name</text:p>
          </table:table-cell>
          <table:table-cell table:style-name="Table1.A1" table:number-columns-spanned="3" office:value-type="string">
            <text:p text:style-name="P7">UC_<text:span text:style-name="T2">4</text:span>:<text:span text:style-name="T2">Completare Sarcina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Primary actor</text:p>
          </table:table-cell>
          <table:table-cell table:style-name="Table1.A1" office:value-type="string">
            <text:p text:style-name="P3">Angajat</text:p>
          </table:table-cell>
          <table:table-cell table:style-name="Table1.A1" office:value-type="string">
            <text:p text:style-name="P2">Secondary actors</text:p>
          </table:table-cell>
          <table:table-cell table:style-name="Table1.A1" office:value-type="string">
            <text:p text:style-name="P3">Sef</text:p>
          </table:table-cell>
        </table:table-row>
        <table:table-row table:style-name="Table1.1">
          <table:table-cell table:style-name="Table1.A1" office:value-type="string">
            <text:p text:style-name="P2">Description</text:p>
          </table:table-cell>
          <table:table-cell table:style-name="Table1.A1" table:number-columns-spanned="3" office:value-type="string">
            <text:p text:style-name="P8">Angajtul marhceaza o sarcina drept completata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Trigger</text:p>
          </table:table-cell>
          <table:table-cell table:style-name="Table1.A1" table:number-columns-spanned="3" office:value-type="string">
            <text:p text:style-name="P3">Apasare Buton “Sarcina Completata”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reconditions</text:p>
          </table:table-cell>
          <table:table-cell table:style-name="Table1.A1" table:number-columns-spanned="3" office:value-type="string">
            <text:p text:style-name="P4">Utilizatorul este conectat ca Angaja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ostconditions</text:p>
          </table:table-cell>
          <table:table-cell table:style-name="Table1.A1" table:number-columns-spanned="3" office:value-type="string">
            <text:p text:style-name="P4">Sarcina este marcata drept completata; Fereastra sefului este modificata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Normal flow</text:p>
          </table:table-cell>
          <table:table-cell table:style-name="Table1.A1" table:number-columns-spanned="3" office:value-type="string">
            <text:p text:style-name="P5">1.<text:span text:style-name="T1">0 </text:span><text:span text:style-name="T3">Utilizatorul da click pe sarcina din lista de sarcini</text:span></text:p>
            <text:p text:style-name="P4">2. Sarcina este marcata drep finalizata</text:p>
            <text:p text:style-name="P4">3.0 Fereastra <text:s/>sefului este actualizata</text:p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Alternative flows</text:p>
          </table:table-cell>
          <table:table-cell table:style-name="Table1.A1" table:number-columns-spanned="3" office:value-type="string">
            <text:p text:style-name="P4">1.0 Sarcina este deja completate</text:p>
            <text:p text:style-name="P4">1.1 Se reseteaza cazul de utilizare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Exceptions</text:p>
          </table:table-cell>
          <table:table-cell table:style-name="Table1.A1" table:number-columns-spanned="3" office:value-type="string">
            <text:p text:style-name="P6">1.0 <text:span text:style-name="T3">Nu a fost selectata nicio sarcina</text:span></text:p>
            <text:p text:style-name="P4">1.1 Utilizatorul este atentionat ca nu a selectat nicio sarcina</text:p>
            <text:p text:style-name="P4">1.2 Se reseteaza cazul de utilizare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5:13:21.088042575</meta:creation-date>
    <dc:date>2023-04-10T14:50:47.764616185</dc:date>
    <meta:editing-duration>PT19M45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1" meta:paragraph-count="26" meta:word-count="103" meta:character-count="709" meta:non-whitespace-character-count="631"/>
  </office:meta>
</office:document-meta>
</file>